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665in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 New Roman" fo:font-size="12.0pt"/>
    </style:style>
    <style:style style:name="P2" style:family="paragraph" style:parent-style-name="Standard">
      <style:paragraph-properties fo:margin-bottom="0.1665in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3.0pt"/>
    </style:style>
    <style:style style:name="P3" style:family="paragraph" style:parent-style-name="Standard">
      <style:paragraph-properties fo:margin-bottom="0.1665in"/>
      <style:text-properties style:font-name="Times" fo:font-size="12.0pt"/>
    </style:style>
    <style:style style:name="P4" style:family="paragraph" style:parent-style-name="Standard">
      <style:paragraph-properties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80808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 fo:background-color="#81d41a"/>
    </style:style>
    <style:style style:name="P8" style:family="paragraph" style:parent-style-name="Standard">
      <style:paragraph-properties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/>
    </style:style>
    <style:style style:name="P9" style:family="paragraph" style:parent-style-name="Standard">
      <style:paragraph-properties fo:text-align="justify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 fo:color="#000000"/>
    </style:style>
    <style:style style:name="P10" style:family="paragraph" style:parent-style-name="Standard">
      <style:paragraph-properties fo:text-align="justify">
        <style:tab-stops>
          <style:tab-stop style:position="0.6362in"/>
          <style:tab-stop style:position="1.2720in"/>
          <style:tab-stop style:position="1.9083in"/>
          <style:tab-stop style:position="2.5444in"/>
          <style:tab-stop style:position="3.1807in"/>
          <style:tab-stop style:position="3.8165in"/>
          <style:tab-stop style:position="4.4528in"/>
          <style:tab-stop style:position="5.0890in"/>
          <style:tab-stop style:position="5.7252in"/>
          <style:tab-stop style:position="6.3610in"/>
          <style:tab-stop style:position="6.9972in"/>
          <style:tab-stop style:position="7.6335in"/>
          <style:tab-stop style:position="8.2693in"/>
          <style:tab-stop style:position="8.9056in"/>
          <style:tab-stop style:position="9.5417in"/>
          <style:tab-stop style:position="10.1780in"/>
        </style:tab-stops>
      </style:paragraph-properties>
      <style:text-properties style:font-name="Times" fo:font-size="12.0pt"/>
    </style:style>
    <style:style style:name="T1" style:family="text">
      <style:text-properties style:font-name="Times New Roman" fo:font-size="12.0pt" fo:font-size-asian="12.0pt" fo:font-size-complex="12.0pt"/>
    </style:style>
    <style:style style:name="T2" style:family="text">
      <style:text-properties fo:font-size="12.0pt" fo:font-size-asian="12.0pt" fo:font-size-complex="12.0pt" fo:color="#000000"/>
    </style:style>
    <style:style style:name="T3" style:family="text">
      <style:text-properties style:font-name="Courier New"/>
    </style:style>
    <style:style style:name="T4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</text:list-style>
  </office:automatic-styles>
  <office:body>
    <office:text>
      <text:p text:style-name="P1">Student <text:s text:c="2"/>propunător: Cazaciuc Valentin <text:s text:c="12"/>Grupa: 221 <text:s text:c="8"/>Email: valentinec1308@gmail.com</text:p>
      <text:p text:style-name="P2"><text:span text:style-name="T1">Ce se afișează la rularea codului urmator? Explicați.</text:span><text:span text:style-name="T2"><text:line-break/><text:line-break/></text:span>class A{<text:span text:style-name="T3"><text:line-break/></text:span><text:s text:c="4"/>int aggr;<text:span text:style-name="T3"><text:line-break/><text:line-break/></text:span><text:s text:c="4"/>public A(int aggr){<text:span text:style-name="T3"><text:line-break/></text:span><text:s text:c="8"/>this.aggr = aggr;<text:span text:style-name="T3"><text:line-break/></text:span><text:s text:c="4"/>}<text:span text:style-name="T3"><text:line-break/><text:line-break/></text:span><text:s text:c="4"/>int f(int ...obj){<text:span text:style-name="T3"><text:line-break/></text:span><text:s text:c="8"/>int i = 0;<text:span text:style-name="T3"><text:line-break/></text:span><text:s text:c="8"/>for(int x : obj){<text:span text:style-name="T3"><text:line-break/></text:span><text:s text:c="12"/>if(i%2 == 0) {<text:span text:style-name="T3"><text:line-break/></text:span><text:s text:c="17"/>this.aggr += x;<text:span text:style-name="T3"><text:line-break/></text:span><text:s text:c="12"/>}else{<text:span text:style-name="T3"><text:line-break/></text:span><text:s text:c="16"/>aggr += x;<text:span text:style-name="T3"><text:line-break/></text:span><text:s text:c="12"/>}<text:span text:style-name="T3"><text:line-break/></text:span><text:s text:c="12"/>i++;<text:span text:style-name="T3"><text:line-break/></text:span><text:s text:c="8"/>}<text:span text:style-name="T3"><text:line-break/></text:span><text:s text:c="8"/>return this.aggr;<text:span text:style-name="T3"><text:line-break/></text:span><text:s text:c="4"/>}<text:span text:style-name="T3"><text:line-break/></text:span>}<text:span text:style-name="T3"><text:line-break/><text:line-break/></text:span>public class Main{<text:span text:style-name="T3"><text:line-break/></text:span><text:s text:c="4"/>public static void main(String args[]){<text:span text:style-name="T3"><text:line-break/></text:span><text:s text:c="8"/>A obj = new A(0);<text:span text:style-name="T3"><text:line-break/></text:span><text:s text:c="8"/>System.<text:span text:style-name="T4">out</text:span>.println(obj.f(1, 2, 3, 4, 5, 6));<text:span text:style-name="T3"><text:line-break/></text:span><text:s text:c="4"/>}<text:span text:style-name="T3"><text:line-break/></text:span>}</text:p>
      <text:p text:style-name="P3"/>
      <text:p text:style-name="P4">Variante de răspuns:</text:p>
      <text:list text:style-name="L1">
        <text:list-item>
          <text:p text:style-name="P5">Eroare la antetul metodei f, numele variabilei nu poate incepe cu punct.</text:p>
        </text:list-item>
        <text:list-item>
          <text:p text:style-name="P6">9</text:p>
        </text:list-item>
        <text:list-item>
          <text:p text:style-name="P7">21</text:p>
        </text:list-item>
        <text:list-item>
          <text:p text:style-name="P5">Eroare in metoda f, variabila aggr nu este definita (sau nu se poate itera o variabila int)</text:p>
        </text:list-item>
      </text:list>
      <text:p text:style-name="P8"/>
      <text:p text:style-name="P9">Explicații:</text:p>
      <text:p text:style-name="P10"/>
      <text:p text:style-name="P9">Raspunsul corect este 21 deoarece se creaza un obiect A cu aggr = 0 si apoi se aduna 1+2+3+4+5+6 la el si se returneaza. Codul incearca sa vada daca s-au inteles 2 aspecte: clasele in general si metodele cu numar variabil de parametr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